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.9640165" calcext:value-type="float">
            <text:p>0.9640165</text:p>
          </table:table-cell>
          <table:table-cell office:value-type="float" office:value="0.9387424" calcext:value-type="float">
            <text:p>0.9387424</text:p>
          </table:table-cell>
          <table:table-cell office:value-type="float" office:value="0.9206801" calcext:value-type="float">
            <text:p>0.9206801</text:p>
          </table:table-cell>
          <table:table-cell office:value-type="float" office:value="0.9169408" calcext:value-type="float">
            <text:p>0.9169408</text:p>
          </table:table-cell>
          <table:table-cell office:value-type="float" office:value="0.8823958" calcext:value-type="float">
            <text:p>0.8823958</text:p>
          </table:table-cell>
          <table:table-cell office:value-type="float" office:value="0.9180154" calcext:value-type="float">
            <text:p>0.9180154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8068961" calcext:value-type="float">
            <text:p>0.8068961</text:p>
          </table:table-cell>
          <table:table-cell office:value-type="float" office:value="0.8145397" calcext:value-type="float">
            <text:p>0.8145397</text:p>
          </table:table-cell>
          <table:table-cell office:value-type="float" office:value="0.8232911" calcext:value-type="float">
            <text:p>0.8232911</text:p>
          </table:table-cell>
          <table:table-cell office:value-type="float" office:value="0.8260725" calcext:value-type="float">
            <text:p>0.8260725</text:p>
          </table:table-cell>
          <table:table-cell office:value-type="float" office:value="0.6891792" calcext:value-type="float">
            <text:p>0.6891792</text:p>
          </table:table-cell>
          <table:table-cell office:value-type="float" office:value="0.4156075" calcext:value-type="float">
            <text:p>0.4156075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9933036" calcext:value-type="float">
            <text:p>0.9933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07111" calcext:value-type="float">
            <text:p>0.9407111</text:p>
          </table:table-cell>
          <table:table-cell office:value-type="float" office:value="0.7959067" calcext:value-type="float">
            <text:p>0.7959067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9994498" calcext:value-type="float">
            <text:p>0.9994498</text:p>
          </table:table-cell>
          <table:table-cell office:value-type="float" office:value="0.9874908" calcext:value-type="float">
            <text:p>0.9874908</text:p>
          </table:table-cell>
          <table:table-cell office:value-type="float" office:value="0.9726557" calcext:value-type="float">
            <text:p>0.9726557</text:p>
          </table:table-cell>
          <table:table-cell office:value-type="float" office:value="0.973123" calcext:value-type="float">
            <text:p>0.973123</text:p>
          </table:table-cell>
          <table:table-cell office:value-type="float" office:value="0.9466441" calcext:value-type="float">
            <text:p>0.9466441</text:p>
          </table:table-cell>
          <table:table-cell office:value-type="float" office:value="0.9702971" calcext:value-type="float">
            <text:p>0.9702971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0.8066091" calcext:value-type="float">
            <text:p>0.8066091</text:p>
          </table:table-cell>
          <table:table-cell office:value-type="float" office:value="0.7829967" calcext:value-type="float">
            <text:p>0.7829967</text:p>
          </table:table-cell>
          <table:table-cell office:value-type="float" office:value="0.8005352" calcext:value-type="float">
            <text:p>0.8005352</text:p>
          </table:table-cell>
          <table:table-cell office:value-type="float" office:value="0.8039886" calcext:value-type="float">
            <text:p>0.8039886</text:p>
          </table:table-cell>
          <table:table-cell office:value-type="float" office:value="0.6504286" calcext:value-type="float">
            <text:p>0.6504286</text:p>
          </table:table-cell>
          <table:table-cell office:value-type="float" office:value="0.4476946" calcext:value-type="float">
            <text:p>0.4476946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0.806271" calcext:value-type="float">
            <text:p>0.806271</text:p>
          </table:table-cell>
          <table:table-cell office:value-type="float" office:value="0.771716" calcext:value-type="float">
            <text:p>0.771716</text:p>
          </table:table-cell>
          <table:table-cell office:value-type="float" office:value="0.7526587" calcext:value-type="float">
            <text:p>0.7526587</text:p>
          </table:table-cell>
          <table:table-cell office:value-type="float" office:value="0.7558859" calcext:value-type="float">
            <text:p>0.7558859</text:p>
          </table:table-cell>
          <table:table-cell office:value-type="float" office:value="0.5638098" calcext:value-type="float">
            <text:p>0.5638098</text:p>
          </table:table-cell>
          <table:table-cell office:value-type="float" office:value="0.2021321" calcext:value-type="float">
            <text:p>0.2021321</text:p>
          </table:table-cell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0.8140245" calcext:value-type="float">
            <text:p>0.8140245</text:p>
          </table:table-cell>
          <table:table-cell office:value-type="float" office:value="0.7920577" calcext:value-type="float">
            <text:p>0.7920577</text:p>
          </table:table-cell>
          <table:table-cell office:value-type="float" office:value="0.8105847" calcext:value-type="float">
            <text:p>0.8105847</text:p>
          </table:table-cell>
          <table:table-cell office:value-type="float" office:value="0.8275544" calcext:value-type="float">
            <text:p>0.8275544</text:p>
          </table:table-cell>
          <table:table-cell office:value-type="float" office:value="0.7402189" calcext:value-type="float">
            <text:p>0.7402189</text:p>
          </table:table-cell>
          <table:table-cell office:value-type="float" office:value="0.5591342" calcext:value-type="float">
            <text:p>0.5591342</text:p>
          </table:table-cell>
          <table:table-cell table:style-name="Default" table:number-columns-repeated="3"/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0.8882246" calcext:value-type="float">
            <text:p>0.8882246</text:p>
          </table:table-cell>
          <table:table-cell office:value-type="float" office:value="0.8890822" calcext:value-type="float">
            <text:p>0.8890822</text:p>
          </table:table-cell>
          <table:table-cell office:value-type="float" office:value="0.9227621" calcext:value-type="float">
            <text:p>0.9227621</text:p>
          </table:table-cell>
          <table:table-cell office:value-type="float" office:value="0.9322806" calcext:value-type="float">
            <text:p>0.9322806</text:p>
          </table:table-cell>
          <table:table-cell office:value-type="float" office:value="0.8216191" calcext:value-type="float">
            <text:p>0.8216191</text:p>
          </table:table-cell>
          <table:table-cell office:value-type="float" office:value="0.6266666" calcext:value-type="float">
            <text:p>0.6266666</text:p>
          </table:table-cell>
          <table:table-cell table:style-name="Default" table:number-columns-repeated="2"/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9049939" calcext:value-type="float">
            <text:p>0.9049939</text:p>
          </table:table-cell>
          <table:table-cell office:value-type="float" office:value="0.9079266" calcext:value-type="float">
            <text:p>0.9079266</text:p>
          </table:table-cell>
          <table:table-cell office:value-type="float" office:value="0.9057089" calcext:value-type="float">
            <text:p>0.9057089</text:p>
          </table:table-cell>
          <table:table-cell office:value-type="float" office:value="0.9099134" calcext:value-type="float">
            <text:p>0.9099134</text:p>
          </table:table-cell>
          <table:table-cell office:value-type="float" office:value="0.8289912" calcext:value-type="float">
            <text:p>0.8289912</text:p>
          </table:table-cell>
          <table:table-cell office:value-type="float" office:value="0.4779531" calcext:value-type="float">
            <text:p>0.4779531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0.7957599" calcext:value-type="float">
            <text:p>0.7957599</text:p>
          </table:table-cell>
          <table:table-cell office:value-type="float" office:value="0.7846671" calcext:value-type="float">
            <text:p>0.7846671</text:p>
          </table:table-cell>
          <table:table-cell office:value-type="float" office:value="0.7796091" calcext:value-type="float">
            <text:p>0.7796091</text:p>
          </table:table-cell>
          <table:table-cell office:value-type="float" office:value="0.7838763" calcext:value-type="float">
            <text:p>0.7838763</text:p>
          </table:table-cell>
          <table:table-cell office:value-type="float" office:value="0.6155633" calcext:value-type="float">
            <text:p>0.6155633</text:p>
          </table:table-cell>
          <table:table-cell office:value-type="float" office:value="0.4669371" calcext:value-type="float">
            <text:p>0.4669371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0.9502315" calcext:value-type="float">
            <text:p>0.9502315</text:p>
          </table:table-cell>
          <table:table-cell office:value-type="float" office:value="0.9531432" calcext:value-type="float">
            <text:p>0.9531432</text:p>
          </table:table-cell>
          <table:table-cell office:value-type="float" office:value="0.9406052" calcext:value-type="float">
            <text:p>0.9406052</text:p>
          </table:table-cell>
          <table:table-cell office:value-type="float" office:value="0.944556" calcext:value-type="float">
            <text:p>0.944556</text:p>
          </table:table-cell>
          <table:table-cell office:value-type="float" office:value="0.8340844" calcext:value-type="float">
            <text:p>0.8340844</text:p>
          </table:table-cell>
          <table:table-cell office:value-type="float" office:value="0.6644723" calcext:value-type="float">
            <text:p>0.664472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9660159" calcext:value-type="float">
            <text:p>0.9660159</text:p>
          </table:table-cell>
          <table:table-cell office:value-type="float" office:value="0.9757059" calcext:value-type="float">
            <text:p>0.9757059</text:p>
          </table:table-cell>
          <table:table-cell office:value-type="float" office:value="0.9844584" calcext:value-type="float">
            <text:p>0.9844584</text:p>
          </table:table-cell>
          <table:table-cell office:value-type="float" office:value="0.9871781" calcext:value-type="float">
            <text:p>0.9871781</text:p>
          </table:table-cell>
          <table:table-cell office:value-type="float" office:value="0.9004463" calcext:value-type="float">
            <text:p>0.9004463</text:p>
          </table:table-cell>
          <table:table-cell office:value-type="float" office:value="0.7650281" calcext:value-type="float">
            <text:p>0.76502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9007855" calcext:value-type="float">
            <text:p>0.9007855</text:p>
          </table:table-cell>
          <table:table-cell office:value-type="float" office:value="0.8977617" calcext:value-type="float">
            <text:p>0.8977617</text:p>
          </table:table-cell>
          <table:table-cell office:value-type="float" office:value="0.9067023" calcext:value-type="float">
            <text:p>0.9067023</text:p>
          </table:table-cell>
          <table:table-cell office:value-type="float" office:value="0.9048712" calcext:value-type="float">
            <text:p>0.9048712</text:p>
          </table:table-cell>
          <table:table-cell office:value-type="float" office:value="0.9512859" calcext:value-type="float">
            <text:p>0.9512859</text:p>
          </table:table-cell>
          <table:table-cell office:value-type="float" office:value="0.9362445" calcext:value-type="float">
            <text:p>0.9362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.7567318" calcext:value-type="float">
            <text:p>0.7567318</text:p>
          </table:table-cell>
          <table:table-cell office:value-type="float" office:value="0.7861027" calcext:value-type="float">
            <text:p>0.7861027</text:p>
          </table:table-cell>
          <table:table-cell office:value-type="float" office:value="0.8109424" calcext:value-type="float">
            <text:p>0.8109424</text:p>
          </table:table-cell>
          <table:table-cell office:value-type="float" office:value="0.8161311" calcext:value-type="float">
            <text:p>0.8161311</text:p>
          </table:table-cell>
          <table:table-cell office:value-type="float" office:value="0.6534436" calcext:value-type="float">
            <text:p>0.6534436</text:p>
          </table:table-cell>
          <table:table-cell office:value-type="float" office:value="0.4054112" calcext:value-type="float">
            <text:p>0.4054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0.8520088" calcext:value-type="float">
            <text:p>0.8520088</text:p>
          </table:table-cell>
          <table:table-cell office:value-type="float" office:value="0.8429562" calcext:value-type="float">
            <text:p>0.8429562</text:p>
          </table:table-cell>
          <table:table-cell office:value-type="float" office:value="0.8425686" calcext:value-type="float">
            <text:p>0.8425686</text:p>
          </table:table-cell>
          <table:table-cell office:value-type="float" office:value="0.8628684" calcext:value-type="float">
            <text:p>0.8628684</text:p>
          </table:table-cell>
          <table:table-cell office:value-type="float" office:value="0.7076993" calcext:value-type="float">
            <text:p>0.7076993</text:p>
          </table:table-cell>
          <table:table-cell office:value-type="float" office:value="0.5054336" calcext:value-type="float">
            <text:p>0.50543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8466599" calcext:value-type="float">
            <text:p>0.8466599</text:p>
          </table:table-cell>
          <table:table-cell office:value-type="float" office:value="0.8386343" calcext:value-type="float">
            <text:p>0.8386343</text:p>
          </table:table-cell>
          <table:table-cell office:value-type="float" office:value="0.848082" calcext:value-type="float">
            <text:p>0.848082</text:p>
          </table:table-cell>
          <table:table-cell office:value-type="float" office:value="0.8545301" calcext:value-type="float">
            <text:p>0.8545301</text:p>
          </table:table-cell>
          <table:table-cell office:value-type="float" office:value="0.6312458" calcext:value-type="float">
            <text:p>0.6312458</text:p>
          </table:table-cell>
          <table:table-cell office:value-type="float" office:value="0.4086477" calcext:value-type="float">
            <text:p>0.40864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8990212" calcext:value-type="float">
            <text:p>0.8990212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0.917789" calcext:value-type="float">
            <text:p>0.917789</text:p>
          </table:table-cell>
          <table:table-cell office:value-type="float" office:value="0.9080976" calcext:value-type="float">
            <text:p>0.9080976</text:p>
          </table:table-cell>
          <table:table-cell office:value-type="float" office:value="0.8035354" calcext:value-type="float">
            <text:p>0.8035354</text:p>
          </table:table-cell>
          <table:table-cell office:value-type="float" office:value="0.6379492" calcext:value-type="float">
            <text:p>0.63794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0.8477228" calcext:value-type="float">
            <text:p>0.8477228</text:p>
          </table:table-cell>
          <table:table-cell office:value-type="float" office:value="0.8274013" calcext:value-type="float">
            <text:p>0.8274013</text:p>
          </table:table-cell>
          <table:table-cell office:value-type="float" office:value="0.8256082" calcext:value-type="float">
            <text:p>0.8256082</text:p>
          </table:table-cell>
          <table:table-cell office:value-type="float" office:value="0.8283518" calcext:value-type="float">
            <text:p>0.8283518</text:p>
          </table:table-cell>
          <table:table-cell office:value-type="float" office:value="0.6795824" calcext:value-type="float">
            <text:p>0.6795824</text:p>
          </table:table-cell>
          <table:table-cell office:value-type="float" office:value="0.3979758" calcext:value-type="float">
            <text:p>0.39797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9115267" calcext:value-type="float">
            <text:p>0.9115267</text:p>
          </table:table-cell>
          <table:table-cell office:value-type="float" office:value="0.9005783" calcext:value-type="float">
            <text:p>0.9005783</text:p>
          </table:table-cell>
          <table:table-cell office:value-type="float" office:value="0.9064199" calcext:value-type="float">
            <text:p>0.9064199</text:p>
          </table:table-cell>
          <table:table-cell office:value-type="float" office:value="0.9038541" calcext:value-type="float">
            <text:p>0.9038541</text:p>
          </table:table-cell>
          <table:table-cell office:value-type="float" office:value="0.7934896" calcext:value-type="float">
            <text:p>0.7934896</text:p>
          </table:table-cell>
          <table:table-cell office:value-type="float" office:value="0.523168" calcext:value-type="float">
            <text:p>0.5231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8407186" calcext:value-type="float">
            <text:p>0.8407186</text:p>
          </table:table-cell>
          <table:table-cell office:value-type="float" office:value="0.8497372" calcext:value-type="float">
            <text:p>0.8497372</text:p>
          </table:table-cell>
          <table:table-cell office:value-type="float" office:value="0.881494" calcext:value-type="float">
            <text:p>0.881494</text:p>
          </table:table-cell>
          <table:table-cell office:value-type="float" office:value="0.8823686" calcext:value-type="float">
            <text:p>0.8823686</text:p>
          </table:table-cell>
          <table:table-cell office:value-type="float" office:value="0.8381688" calcext:value-type="float">
            <text:p>0.8381688</text:p>
          </table:table-cell>
          <table:table-cell office:value-type="float" office:value="0.7399786" calcext:value-type="float">
            <text:p>0.73997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9118839" calcext:value-type="float">
            <text:p>0.9118839</text:p>
          </table:table-cell>
          <table:table-cell office:value-type="float" office:value="0.9202326" calcext:value-type="float">
            <text:p>0.9202326</text:p>
          </table:table-cell>
          <table:table-cell office:value-type="float" office:value="0.9319072" calcext:value-type="float">
            <text:p>0.9319072</text:p>
          </table:table-cell>
          <table:table-cell office:value-type="float" office:value="0.9316151" calcext:value-type="float">
            <text:p>0.9316151</text:p>
          </table:table-cell>
          <table:table-cell office:value-type="float" office:value="0.9010144" calcext:value-type="float">
            <text:p>0.9010144</text:p>
          </table:table-cell>
          <table:table-cell office:value-type="float" office:value="0.7981053" calcext:value-type="float">
            <text:p>0.7981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7848081" calcext:value-type="float">
            <text:p>0.7848081</text:p>
          </table:table-cell>
          <table:table-cell office:value-type="float" office:value="0.7863109" calcext:value-type="float">
            <text:p>0.7863109</text:p>
          </table:table-cell>
          <table:table-cell office:value-type="float" office:value="0.7874852" calcext:value-type="float">
            <text:p>0.7874852</text:p>
          </table:table-cell>
          <table:table-cell office:value-type="float" office:value="0.7953678" calcext:value-type="float">
            <text:p>0.7953678</text:p>
          </table:table-cell>
          <table:table-cell office:value-type="float" office:value="0.525723" calcext:value-type="float">
            <text:p>0.525723</text:p>
          </table:table-cell>
          <table:table-cell office:value-type="float" office:value="0.2377118" calcext:value-type="float">
            <text:p>0.23771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0.7832085" calcext:value-type="float">
            <text:p>0.7832085</text:p>
          </table:table-cell>
          <table:table-cell office:value-type="float" office:value="0.7716007" calcext:value-type="float">
            <text:p>0.7716007</text:p>
          </table:table-cell>
          <table:table-cell office:value-type="float" office:value="0.7636757" calcext:value-type="float">
            <text:p>0.7636757</text:p>
          </table:table-cell>
          <table:table-cell office:value-type="float" office:value="0.7680563" calcext:value-type="float">
            <text:p>0.7680563</text:p>
          </table:table-cell>
          <table:table-cell office:value-type="float" office:value="0.5900606" calcext:value-type="float">
            <text:p>0.5900606</text:p>
          </table:table-cell>
          <table:table-cell office:value-type="float" office:value="0.3716912" calcext:value-type="float">
            <text:p>0.37169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0.8645445" calcext:value-type="float">
            <text:p>0.8645445</text:p>
          </table:table-cell>
          <table:table-cell office:value-type="float" office:value="0.8580289" calcext:value-type="float">
            <text:p>0.8580289</text:p>
          </table:table-cell>
          <table:table-cell office:value-type="float" office:value="0.8786633" calcext:value-type="float">
            <text:p>0.8786633</text:p>
          </table:table-cell>
          <table:table-cell office:value-type="float" office:value="0.8780574" calcext:value-type="float">
            <text:p>0.8780574</text:p>
          </table:table-cell>
          <table:table-cell office:value-type="float" office:value="0.7423457" calcext:value-type="float">
            <text:p>0.7423457</text:p>
          </table:table-cell>
          <table:table-cell office:value-type="float" office:value="0.5000776" calcext:value-type="float">
            <text:p>0.50007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0.845277" calcext:value-type="float">
            <text:p>0.845277</text:p>
          </table:table-cell>
          <table:table-cell office:value-type="float" office:value="0.8394233" calcext:value-type="float">
            <text:p>0.8394233</text:p>
          </table:table-cell>
          <table:table-cell office:value-type="float" office:value="0.8434206" calcext:value-type="float">
            <text:p>0.8434206</text:p>
          </table:table-cell>
          <table:table-cell office:value-type="float" office:value="0.8481635" calcext:value-type="float">
            <text:p>0.8481635</text:p>
          </table:table-cell>
          <table:table-cell office:value-type="float" office:value="0.7093781" calcext:value-type="float">
            <text:p>0.7093781</text:p>
          </table:table-cell>
          <table:table-cell office:value-type="float" office:value="0.4285965" calcext:value-type="float">
            <text:p>0.42859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0.8308221" calcext:value-type="float">
            <text:p>0.8308221</text:p>
          </table:table-cell>
          <table:table-cell office:value-type="float" office:value="0.8173448" calcext:value-type="float">
            <text:p>0.8173448</text:p>
          </table:table-cell>
          <table:table-cell office:value-type="float" office:value="0.8273869" calcext:value-type="float">
            <text:p>0.8273869</text:p>
          </table:table-cell>
          <table:table-cell office:value-type="float" office:value="0.8363798" calcext:value-type="float">
            <text:p>0.8363798</text:p>
          </table:table-cell>
          <table:table-cell office:value-type="float" office:value="0.6282911" calcext:value-type="float">
            <text:p>0.6282911</text:p>
          </table:table-cell>
          <table:table-cell office:value-type="float" office:value="0.4025387" calcext:value-type="float">
            <text:p>0.40253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9330386" calcext:value-type="float">
            <text:p>0.9330386</text:p>
          </table:table-cell>
          <table:table-cell office:value-type="float" office:value="0.924221" calcext:value-type="float">
            <text:p>0.924221</text:p>
          </table:table-cell>
          <table:table-cell office:value-type="float" office:value="0.9263361" calcext:value-type="float">
            <text:p>0.9263361</text:p>
          </table:table-cell>
          <table:table-cell office:value-type="float" office:value="0.9257344" calcext:value-type="float">
            <text:p>0.9257344</text:p>
          </table:table-cell>
          <table:table-cell office:value-type="float" office:value="0.857537" calcext:value-type="float">
            <text:p>0.857537</text:p>
          </table:table-cell>
          <table:table-cell office:value-type="float" office:value="0.7238324" calcext:value-type="float">
            <text:p>0.72383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8888023" calcext:value-type="float">
            <text:p>0.8888023</text:p>
          </table:table-cell>
          <table:table-cell office:value-type="float" office:value="0.8950248" calcext:value-type="float">
            <text:p>0.8950248</text:p>
          </table:table-cell>
          <table:table-cell office:value-type="float" office:value="0.904107" calcext:value-type="float">
            <text:p>0.904107</text:p>
          </table:table-cell>
          <table:table-cell office:value-type="float" office:value="0.9172093" calcext:value-type="float">
            <text:p>0.9172093</text:p>
          </table:table-cell>
          <table:table-cell office:value-type="float" office:value="0.8657059" calcext:value-type="float">
            <text:p>0.8657059</text:p>
          </table:table-cell>
          <table:table-cell office:value-type="float" office:value="0.7383573" calcext:value-type="float">
            <text:p>0.73835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0.8186211" calcext:value-type="float">
            <text:p>0.8186211</text:p>
          </table:table-cell>
          <table:table-cell office:value-type="float" office:value="0.8365744" calcext:value-type="float">
            <text:p>0.8365744</text:p>
          </table:table-cell>
          <table:table-cell office:value-type="float" office:value="0.8506284" calcext:value-type="float">
            <text:p>0.8506284</text:p>
          </table:table-cell>
          <table:table-cell office:value-type="float" office:value="0.8562391" calcext:value-type="float">
            <text:p>0.8562391</text:p>
          </table:table-cell>
          <table:table-cell office:value-type="float" office:value="0.7764357" calcext:value-type="float">
            <text:p>0.7764357</text:p>
          </table:table-cell>
          <table:table-cell office:value-type="float" office:value="0.4708648" calcext:value-type="float">
            <text:p>0.47086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0.8907228" calcext:value-type="float">
            <text:p>0.8907228</text:p>
          </table:table-cell>
          <table:table-cell office:value-type="float" office:value="0.8890103" calcext:value-type="float">
            <text:p>0.8890103</text:p>
          </table:table-cell>
          <table:table-cell office:value-type="float" office:value="0.8717424" calcext:value-type="float">
            <text:p>0.8717424</text:p>
          </table:table-cell>
          <table:table-cell office:value-type="float" office:value="0.8722096" calcext:value-type="float">
            <text:p>0.8722096</text:p>
          </table:table-cell>
          <table:table-cell office:value-type="float" office:value="0.7540946" calcext:value-type="float">
            <text:p>0.7540946</text:p>
          </table:table-cell>
          <table:table-cell office:value-type="float" office:value="0.5116964" calcext:value-type="float">
            <text:p>0.51169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0.8905516" calcext:value-type="float">
            <text:p>0.8905516</text:p>
          </table:table-cell>
          <table:table-cell office:value-type="float" office:value="0.8984531" calcext:value-type="float">
            <text:p>0.8984531</text:p>
          </table:table-cell>
          <table:table-cell office:value-type="float" office:value="0.9281129" calcext:value-type="float">
            <text:p>0.9281129</text:p>
          </table:table-cell>
          <table:table-cell office:value-type="float" office:value="0.9322458" calcext:value-type="float">
            <text:p>0.9322458</text:p>
          </table:table-cell>
          <table:table-cell office:value-type="float" office:value="0.8153758" calcext:value-type="float">
            <text:p>0.8153758</text:p>
          </table:table-cell>
          <table:table-cell office:value-type="float" office:value="0.6516916" calcext:value-type="float">
            <text:p>0.65169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0.8608224" calcext:value-type="float">
            <text:p>0.8608224</text:p>
          </table:table-cell>
          <table:table-cell office:value-type="float" office:value="0.8666429" calcext:value-type="float">
            <text:p>0.8666429</text:p>
          </table:table-cell>
          <table:table-cell office:value-type="float" office:value="0.8746941" calcext:value-type="float">
            <text:p>0.8746941</text:p>
          </table:table-cell>
          <table:table-cell office:value-type="float" office:value="0.8731793" calcext:value-type="float">
            <text:p>0.8731793</text:p>
          </table:table-cell>
          <table:table-cell office:value-type="float" office:value="0.7825367" calcext:value-type="float">
            <text:p>0.7825367</text:p>
          </table:table-cell>
          <table:table-cell office:value-type="float" office:value="0.6482785" calcext:value-type="float">
            <text:p>0.6482785</text:p>
          </table:table-cell>
          <table:table-cell table:number-columns-repeated="16"/>
        </table:table-row>
        <table:table-row table:style-name="ro1" table:number-rows-repeated="6">
          <table:table-cell table:style-name="Default" table:number-columns-repeated="7"/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 table:number-columns-repeated="14"/>
          <table:table-cell table:style-name="ce3"/>
          <table:table-cell/>
        </table:table-row>
        <table:table-row table:style-name="ro1" table:number-rows-repeated="2">
          <table:table-cell table:style-name="Default" table:number-columns-repeated="7"/>
          <table:table-cell table:number-columns-repeated="14"/>
          <table:table-cell table:style-name="ce3"/>
          <table:table-cell table:style-name="Default"/>
        </table:table-row>
        <table:table-row table:style-name="ro1">
          <table:table-cell table:style-name="Default" table:number-columns-repeated="7"/>
          <table:table-cell table:number-columns-repeated="10"/>
          <table:table-cell table:style-name="Default" table:number-columns-repeated="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3:00:04.970016826</meta:creation-date>
    <dc:date>2022-11-19T02:36:09.478317503</dc:date>
    <meta:editing-duration>PT2H38M4S</meta:editing-duration>
    <meta:editing-cycles>12</meta:editing-cycles>
    <meta:generator>LibreOffice/7.3.7.2$Linux_X86_64 LibreOffice_project/30$Build-2</meta:generator>
    <meta:document-statistic meta:table-count="1" meta:cell-count="231" meta:object-count="0"/>
  </office:meta>
</office:document-meta>
</file>